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ca419" officeooo:paragraph-rsid="001ca419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de53e" officeooo:paragraph-rsid="001de53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t de l’exercice : utiliser le système de validation natif de l’HTML5 via ses balises, types d’inputs et attributs. No Javascript.</text:p>
      <text:p text:style-name="P1"/>
      <text:p text:style-name="P1">Cette utilisation exclusive des balises doit permettre : </text:p>
      <text:p text:style-name="P1">- la validation des règles énoncées</text:p>
      <text:p text:style-name="P1">- empêcher la soumission du formulaire tant que ces règles ne sont pas respectées</text:p>
      <text:p text:style-name="P1"/>
      <text:p text:style-name="P1">Bonus : rendre le formulaire attrayant visuellement.</text:p>
      <text:p text:style-name="P1"/>
      <text:p text:style-name="P2">Nom : obligatoire, 3 caractères min, 50 caractères max</text:p>
      <text:p text:style-name="P2">Prénom : facultatif : 3 caractères min, 50 caractères max</text:p>
      <text:p text:style-name="P2">Email : facultatif, règle de l'email</text:p>
      <text:p text:style-name="P2">Téléphone : facultatif, règle du téléphone</text:p>
      <text:p text:style-name="P2">Date de naissance : obligatoire, entre le 01/01/1980 et le 31/12/2020</text:p>
      <text:p text:style-name="P2">Login : obligatoire, entre 6 et 10 caractères, peut contenir des car non-accentués et des chiffres</text:p>
      <text:p text:style-name="P2">Mot de passe : obligatoire, entre 6 et 10 caractères, doit être composé de 4 caractères mak suivi de 7 chiffres</text:p>
      <text:p text:style-name="P2">Nationalité : obligatoire</text:p>
      <text:p text:style-name="P2">Sexe: autre précoché</text:p>
      <text:p text:style-name="P2">Fonctions : N/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21:22:38.433951537</meta:creation-date>
    <meta:generator>LibreOffice/6.0.7.3$Linux_X86_64 LibreOffice_project/00m0$Build-3</meta:generator>
    <dc:date>2020-05-25T21:26:40.666288175</dc:date>
    <meta:editing-duration>PT4M3S</meta:editing-duration>
    <meta:editing-cycles>2</meta:editing-cycles>
    <meta:document-statistic meta:table-count="0" meta:image-count="0" meta:object-count="0" meta:page-count="1" meta:paragraph-count="15" meta:word-count="144" meta:character-count="883" meta:non-whitespace-character-count="753"/>
  </office:meta>
</office:document-meta>
</file>